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elbij, wielbij Go,</text:span><text:span text:style-name="T1"><text:line-break/></text:span><text:span text:style-name="T1">wielbij pieśnią swą.</text:span><text:span text:style-name="T1"><text:line-break/></text:span><text:span text:style-name="T1">Wielbij, wielbij Go,</text:span><text:span text:style-name="T1"><text:line-break/></text:span><text:span text:style-name="T1">wielbij cały dzień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Bowiem </text:span><text:span text:style-name="T1">Pan jest godzien,</text:span><text:span text:style-name="T1"><text:line-break/></text:span><text:span text:style-name="T1">godzien przyjąć</text:span><text:span text:style-name="T1"><text:line-break/></text:span><text:span text:style-name="T1">chwały pieśń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1">Wielbij, wielbij Go,</text:span><text:span text:style-name="T1"><text:line-break/></text:span><text:span text:style-name="T1">wielbij sercem swym.</text:span><text:span text:style-name="T1"><text:line-break/></text:span><text:span text:style-name="T1">Wielbij, wielbij Go,</text:span><text:span text:style-name="T1"><text:line-break/></text:span><text:span text:style-name="T1">wielbij z wszystk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Bowiem </text:span><text:span text:style-name="T1">Pan jest godzien,</text:span><text:span text:style-name="T1"><text:line-break/></text:span><text:span text:style-name="T1">godzien przyjąć</text:span><text:span text:style-name="T1"><text:line-break/></text:span><text:span text:style-name="T1">chwały pieśń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1">Wielbij, wielbij Go,</text:span><text:span text:style-name="T1"><text:line-break/></text:span><text:span text:style-name="T1">wielbij życiem swym.</text:span><text:span text:style-name="T1"><text:line-break/></text:span><text:span text:style-name="T1">Wielbij, wielbij Go,</text:span><text:span text:style-name="T1"><text:line-break/></text:span><text:span text:style-name="T1">Imię Pana głoś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Bowiem </text:span><text:span text:style-name="T1">Pan jest godzien,</text:span><text:span text:style-name="T1"><text:line-break/></text:span><text:span text:style-name="T1">godzien przyjąć</text:span><text:span text:style-name="T1"><text:line-break/></text:span><text:span text:style-name="T1">chwały pieśń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7:08:47</meta:creation-date>
    <dc:creator>Rafał Talacha</dc:creator>
    <dc:date>2009-02-01T14:26:15</dc:date>
    <dc:language>pl-PL</dc:language>
    <meta:editing-cycles>5</meta:editing-cycles>
    <meta:editing-duration>PT3M3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